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c7e60" officeooo:paragraph-rsid="001c7e60" style:font-size-asian="14pt" style:font-weight-asian="normal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c7e60" style:font-size-asian="14pt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6b4e" officeooo:paragraph-rsid="001e6b4e" style:font-size-asian="14pt" style:font-weight-asian="normal" style:font-weight-complex="normal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952e" officeooo:paragraph-rsid="001e952e" style:font-size-asian="14pt" style:font-weight-asian="normal" style:font-weight-complex="normal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c7e60"/>
    </style:style>
    <style:style style:name="T27" style:family="text">
      <style:text-properties officeooo:rsid="001ed1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BYEBEE Changelog</text:p>
      <text:p text:style-name="P3"/>
      <text:p text:style-name="P20">12 de enero 2022</text:p>
      <text:p text:style-name="P5">Creado y terminado el anteproyecto del videojuego.</text:p>
      <text:p text:style-name="P4"/>
      <text:p text:style-name="P20">23 enero 2022</text:p>
      <text:p text:style-name="P5">Comienzo del desarrollo del videojuego.</text:p>
      <text:p text:style-name="P5"/>
      <text:p text:style-name="P20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20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20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20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20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21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40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22">15 febrero 2022</text:p>
      <text:p text:style-name="P32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23">17 febrero 2022</text:p>
      <text:p text:style-name="P8">Creados e implementados gráficos para cada una de las pantallas.</text:p>
      <text:p text:style-name="P31"><text:soft-page-break/><text:span text:style-name="T11">1</text:span><text:span text:style-name="T12">8</text:span><text:span text:style-name="T11"> febrero 2022</text:span></text:p>
      <text:p text:style-name="P33"><text:span text:style-name="T11">Creados gráficos para el nivel 2 del juego: </text:span><text:span text:style-name="T16">Manantial</text:span><text:span text:style-name="T11">.</text:span></text:p>
      <text:p text:style-name="P33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4">21 febrero 2022</text:p>
      <text:p text:style-name="P33"><text:span text:style-name="T11">Creada la clase </text:span><text:span text:style-name="T2">Level2</text:span><text:span text:style-name="T11"> a la cual se le implementan los gráficos creados anteriormente.</text:span></text:p>
      <text:p text:style-name="P34"><text:span text:style-name="T11">Ahora es posible elegir entre el nivel 1 y el nivel 2 gracias a la clase </text:span><text:span text:style-name="T2">LevelSelect.</text:span></text:p>
      <text:p text:style-name="P25"/>
      <text:p text:style-name="P26">22 febrero 2022</text:p>
      <text:p text:style-name="P35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5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7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6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11"/>
      <text:p text:style-name="P27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><text:soft-page-break/></text:p>
      <text:p text:style-name="P28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8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9"><text:span text:style-name="T11">También se han creado los gráficos para el nivel 3: </text:span><text:span text:style-name="T17">Colmena</text:span><text:span text:style-name="T20">.</text:span></text:p>
      <text:p text:style-name="P39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41"/>
      <text:p text:style-name="P29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42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42"/>
      <text:p text:style-name="P44"><text:span text:style-name="T24">1 marzo</text:span> 2022</text:p>
      <text:p text:style-name="P16">El sistema de puntuaciones ya está implementado en los 3 niveles actuales.</text:p>
      <text:p text:style-name="P16">Los bordes de los botones de selección de nivel han sido arreglados (antes se veían rotos).</text:p>
      <text:p text:style-name="P17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18">La funcionalidad de invencibilidad (o God Mode) funciona correctamente.</text:p>
      <text:p text:style-name="P19">La funcionalidad de pantalla completa y modo ventana funciona <text:span text:style-name="T26">CASI </text:span>correctamente.</text:p>
      <text:p text:style-name="P19"/>
      <text:p text:style-name="P45"><text:soft-page-break/><text:span text:style-name="T26">2</text:span><text:span text:style-name="T24"> marzo</text:span> 2022</text:p>
      <text:p text:style-name="P43">Ahora el juego recuerda si anteriormente habías seleccionado la opción de pantalla completa y se abre de esta manera en caso de ser así. Si no, se abre en modo ventana normal.</text:p>
      <text:p text:style-name="P46">Han sido implementadas 4 canciones, una para cada uno de los 3 niveles (excepto el Sin Fin que está sin hacer) y otra para los menús. Funcionan si fallos. Suenan solamente en las pantallas que les corresponde.</text:p>
      <text:p text:style-name="P47">La funcionalidad de activar y desactivar música y sonidos aún no funciona del todo bien, <text:span text:style-name="T27">hace crashear el jueg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02T23:53:47.649000000</dc:date>
    <meta:editing-duration>PT2H17M49S</meta:editing-duration>
    <meta:editing-cycles>33</meta:editing-cycles>
    <meta:document-statistic meta:table-count="0" meta:image-count="0" meta:object-count="0" meta:page-count="5" meta:paragraph-count="64" meta:word-count="943" meta:character-count="5431" meta:non-whitespace-character-count="4551"/>
  </office:meta>
</office:document-meta>
</file>